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00a35c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ародному депутату України</text:p>
      <text:p text:style-name="P3">_______________________________</text:p>
      <text:p text:style-name="P3">вул. Грушевського, 5, м. Київ, 01021</text:p>
      <text:p text:style-name="P3">_______________________________</text:p>
      <text:p text:style-name="P3">_______________________________</text:p>
      <text:p text:style-name="P3">_______________________________</text:p>
      <text:p text:style-name="P3">тел.___________________</text:p>
      <text:p text:style-name="P4">21.12.2018 р.</text:p>
      <text:p text:style-name="Text_20_body"/>
      <text:p text:style-name="P5">Звернення</text:p>
      <text:p text:style-name="P2"><text:tab/>Шановний_________________________________________________________________________</text:p>
      <text:p text:style-name="P2">проаналізувавши дані по поіменному голосуванню, відвідуваності голосувань за вибраний період з 27 листопада 20__ р., по 20 грудня 20___ р., на офіційному порталі Верховної Ради України, я прийшов до висновку, що з ________ голосувань Ви голосували всього _____ разів, були відсутні на голосуваннях _______ разів. Я, як громадянин України та Ваш виборець, хочу отримати пояснення з приводу ефективності Вашої роботи на посаді Народного депутата України. А також хотів би, щоб ви пояснили, чому Ви не з'являєтесь на робочому місці, і чи не соромно Вам отримувати заробітну плату?</text:p>
      <text:p text:style-name="P1"><text:tab/>Прошу надати відповідь на моє звернення у визначений строк для подальшого вирішення питання по суті.</text:p>
      <text:p text:style-name="P1">З повагою,</text:p>
      <text:p text:style-name="P1">__________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50:27.428850493</meta:creation-date>
    <dc:date>2019-01-11T18:18:05.594564530</dc:date>
    <meta:editing-duration>PT15M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23" meta:character-count="1044" meta:non-whitespace-character-count="933"/>
  </office:meta>
</office:document-meta>
</file>